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4D00000036163EA0A5.png" manifest:media-type="image/png"/>
  <manifest:file-entry manifest:full-path="Pictures/10000000000002310000003E2F10FB38.png" manifest:media-type="image/png"/>
  <manifest:file-entry manifest:full-path="Pictures/100000000000026C000000383C47B854.png" manifest:media-type="image/png"/>
  <manifest:file-entry manifest:full-path="Pictures/100000000000027A00000036BE21CD05.png" manifest:media-type="image/png"/>
  <manifest:file-entry manifest:full-path="Pictures/100000000000027D00000038E788721A.png" manifest:media-type="image/png"/>
  <manifest:file-entry manifest:full-path="Pictures/100000000000025D000000413C02EF4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02cm"/>
    </style:style>
    <style:style style:name="gr3" style:family="graphic" style:parent-style-name="standard">
      <style:graphic-properties draw:stroke="none" draw:fill="none" fo:min-height="8.362cm"/>
    </style:style>
    <style:style style:name="gr4" style:family="graphic" style:parent-style-name="standard">
      <style:graphic-properties draw:stroke="none" draw:fill="none" fo:min-height="7.29cm"/>
    </style:style>
    <style:style style:name="gr5" style:family="graphic" style:parent-style-name="standard">
      <style:graphic-properties draw:stroke="none" draw:fill="none" fo:min-height="10.239cm"/>
    </style:style>
    <style:style style:name="gr6" style:family="graphic" style:parent-style-name="standard">
      <style:graphic-properties draw:stroke="none" draw:fill="none" fo:min-height="11.05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onsolas4"/>
    </style:style>
    <style:style style:name="P2" style:family="paragraph">
      <loext:graphic-properties draw:fill-color="#ffffff"/>
      <style:text-properties style:font-name="Consolas4"/>
    </style:style>
    <style:style style:name="P3" style:family="paragraph">
      <loext:graphic-properties draw:fill-color="#ffffff"/>
    </style:style>
    <style:style style:name="P4" style:family="paragraph">
      <style:text-properties style:font-name="Consolas4"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text-autospace="none"/>
      <style:text-properties fo:color="#000000" style:font-name="Consolas7" fo:font-size="18pt" style:font-name-asian="Consolas7" style:font-size-asian="18pt" style:font-name-complex="Consolas7" style:font-size-complex="18pt"/>
    </style:style>
    <style:style style:name="P8" style:family="paragraph">
      <loext:graphic-properties draw:fill="none"/>
      <style:paragraph-properties style:text-autospace="none"/>
      <style:text-properties fo:color="#008000" style:font-name="Consolas7" fo:font-size="18pt" style:font-name-asian="Consolas7" style:font-size-asian="18pt" style:font-name-complex="Consolas7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Consolas4"/>
    </style:style>
    <style:style style:name="T2" style:family="text">
      <style:text-properties style:font-name="Consolas4" fo:font-size="24pt" style:font-size-asian="24pt" style:font-size-complex="24pt"/>
    </style:style>
    <style:style style:name="T3" style:family="text">
      <style:text-properties fo:color="#0000ff" style:font-name="Consolas7" fo:font-size="18pt" style:font-name-asian="Consolas7" style:font-size-asian="18pt" style:font-name-complex="Consolas7" style:font-size-complex="18pt"/>
    </style:style>
    <style:style style:name="T4" style:family="text">
      <style:text-properties fo:color="#000000" style:font-name="Consolas7" fo:font-size="18pt" style:font-name-asian="Consolas7" style:font-size-asian="18pt" style:font-name-complex="Consolas7" style:font-size-complex="18pt"/>
    </style:style>
    <style:style style:name="T5" style:family="text">
      <style:text-properties fo:color="#008000" style:font-name="Consolas7" fo:font-size="18pt" style:font-name-asian="Consolas7" style:font-size-asian="18pt" style:font-name-complex="Consolas7" style:font-size-complex="18pt"/>
    </style:style>
    <style:style style:name="T6" style:family="text">
      <style:text-properties fo:color="#a31515" style:font-name="Consolas7" fo:font-size="18pt" style:font-name-asian="Consolas7" style:font-size-asian="18pt" style:font-name-complex="Consolas7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's F#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<text:span text:style-name="T1">A .NET language from Microsoft</text:span></text:p>
              </text:list-item>
              <text:list-item>
                <text:p><text:span text:style-name="T1">Another alternative to VB.NET, C#</text:span></text:p>
              </text:list-item>
              <text:list-item>
                <text:p><text:span text:style-name="T1">Part of the ML family of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can you use i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an have F# and C#/VB.NET projects in the same Visual Studio solution</text:span></text:p>
              </text:list-item>
              <text:list-item>
                <text:p><text:span text:style-name="T2">Can call code between them – it's all .NET</text:span></text:p>
              </text:list-item>
              <text:list-item>
                <text:p><text:span text:style-name="T2">Caveat: Some APIs designed for F# are awkward to use from C# and vice vers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familiar with F#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going to cover the language in detail</text:p>
              </text:list-item>
              <text:list-item>
                <text:p>But we need to be able to read the simple stuff to understand the examples of the interesting stuf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itespace sensitiv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is whitespace sensitive</text:span></text:p>
              </text:list-item>
              <text:list-item>
                <text:p><text:span text:style-name="T2">Block structure is inferred from indentation</text:span></text:p>
                <text:p><text:span text:style-name="T2"/></text:p>
                <text:p><text:span text:style-name="T2"/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2" draw:text-style-name="P6" draw:layer="layout" svg:width="15.748cm" svg:height="5.27cm" svg:x="4.826cm" svg:y="9.144cm">
          <draw:text-box>
            <text:p text:style-name="P5"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5">// these lines are in the loop</text:span></text:p>
            <text:p text:style-name="P5"><text:span text:style-name="T4"><text:s text:c="4"/></text:span><text:span text:style-name="T4">Console.WriteLine(user.Name)</text:span></text:p>
            <text:p text:style-name="P5"><text:span text:style-name="T4"><text:s text:c="4"/></text:span><text:span text:style-name="T4">Console.WriteLine(</text:span><text:span text:style-name="T6">"^ that's a user"</text:span><text:span text:style-name="T4">)</text:span></text:p>
            <text:p text:style-name="P5"><text:span text:style-name="T4">Console.WriteLine(</text:span><text:span text:style-name="T6">"loop done"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inferre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tatically typed like C# – code won't compile with a type error</text:span></text:p>
              </text:list-item>
              <text:list-item>
                <text:p><text:span text:style-name="T2">But types can be inferred by the compiler in most cases (like C#'s var on steroids)</text:span></text:p>
              </text:list-item>
            </text:list>
          </draw:text-box>
        </draw:frame>
        <draw:frame draw:style-name="gr3" draw:text-style-name="P6" draw:layer="layout" svg:width="24.384cm" svg:height="8.612cm" svg:x="2.215cm" svg:y="10.414cm">
          <draw:text-box>
            <text:p text:style-name="P5"><text:span text:style-name="T3">let</text:span><text:span text:style-name="T4"> fullName(user : User) = </text:span><text:span text:style-name="T5">// explicitly annotated argument type</text:span></text:p>
            <text:p text:style-name="P5"><text:span text:style-name="T4"><text:s text:c="4"/></text:span><text:span text:style-name="T4">user.FirstName + </text:span><text:span text:style-name="T6">" "</text:span><text:span text:style-name="T4"> + user.LastName</text:span></text:p>
            <text:p text:style-name="P5"><text:span text:style-name="T4"/></text:p>
            <text:p text:style-name="P5"><text:span text:style-name="T5">// a function taking an IEnumerable&lt;User&gt;</text:span></text:p>
            <text:p text:style-name="P5"><text:span text:style-name="T3">let</text:span><text:span text:style-name="T4"> showFullNames(users) =</text:span></text:p>
            <text:p text:style-name="P5"><text:span text:style-name="T4"><text:s text:c="4"/></text:span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4"><text:s text:c="8"/></text:span><text:span text:style-name="T5">// type of user is inferred since</text:span></text:p>
            <text:p text:style-name="P5"><text:span text:style-name="T4"><text:s text:c="8"/></text:span><text:span text:style-name="T5">// we use the fullName function</text:span></text:p>
            <text:p text:style-name="P5"><text:span text:style-name="T4"><text:s text:c="8"/></text:span><text:span text:style-name="T4">Console.WriteLine(fullName(use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s, not stat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most everything is an expression, not a statement</text:span></text:p>
              </text:list-item>
              <text:list-item>
                <text:p><text:span text:style-name="T2">This means you can use code in the place of a value</text:span></text:p>
                <text:p/>
              </text:list-item>
            </text:list>
          </draw:text-box>
        </draw:frame>
        <draw:frame draw:style-name="gr4" draw:text-style-name="P7" draw:layer="layout" svg:width="12.346cm" svg:height="7.54cm" svg:x="7.72cm" svg:y="12.018cm">
          <draw:text-box>
            <text:p text:style-name="P5"><text:span text:style-name="T4">Console.WriteLine(</text:span></text:p>
            <text:p text:style-name="P5"><text:span text:style-name="T4"><text:s text:c="4"/></text:span><text:span text:style-name="T3">let</text:span><text:span text:style-name="T4"> </text:span><text:span text:style-name="T3">mutable</text:span><text:span text:style-name="T4"> x = 0</text:span></text:p>
            <text:p text:style-name="P5"><text:span text:style-name="T4"><text:s text:c="4"/></text:span><text:span text:style-name="T3">while</text:span><text:span text:style-name="T4"> x <text:s/>* 2 &lt; 1000 </text:span><text:span text:style-name="T3">do</text:span></text:p>
            <text:p text:style-name="P5"><text:span text:style-name="T4"><text:s text:c="8"/></text:span><text:span text:style-name="T4">x </text:span><text:span text:style-name="T3">&lt;-</text:span><text:span text:style-name="T4"> x * 2</text:span></text:p>
            <text:p text:style-name="P5"><text:span text:style-name="T4"><text:s text:c="4"/></text:span><text:span text:style-name="T4">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unit typ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f everything is an expression, what about void functions?</text:span></text:p>
                <text:p><text:span text:style-name="T2"/></text:p>
              </text:list-item>
            </text:list>
          </draw:text-box>
        </draw:frame>
        <draw:frame draw:style-name="gr5" draw:text-style-name="P8" draw:layer="layout" svg:width="22.606cm" svg:height="10.489cm" svg:x="2.54cm" svg:y="7.112cm">
          <draw:text-box>
            <text:p text:style-name="P5"><text:span text:style-name="T5">// what is the type of x?</text:span></text:p>
            <text:p text:style-name="P5"><text:span text:style-name="T5">// a variable can't be void, can it?</text:span></text:p>
            <text:p text:style-name="P5"><text:span text:style-name="T3">let</text:span><text:span text:style-name="T4"> x = Console.WriteLine(</text:span><text:span text:style-name="T6">"hello world"</text:span><text:span text:style-name="T4">)</text:span></text:p>
            <text:p text:style-name="P5"><text:span text:style-name="T4"/></text:p>
            <text:p text:style-name="P5"><text:span text:style-name="T5">// F# models void with a type called "unit"</text:span></text:p>
            <text:p text:style-name="P5"><text:span text:style-name="T5">// which has only one value</text:span></text:p>
            <text:p text:style-name="P5"><text:span text:style-name="T4"/></text:p>
            <text:p text:style-name="P5"><text:span text:style-name="T3">let</text:span><text:span text:style-name="T4"> (y : unit) = () </text:span><text:span text:style-name="T5">// the "unit" value</text:span></text:p>
            <text:p text:style-name="P5"><text:span text:style-name="T4"/></text:p>
            <text:p text:style-name="P5"><text:span text:style-name="T5">// Makes a lot of sense for generics:</text:span></text:p>
            <text:p text:style-name="P5"><text:span text:style-name="T5">// avoids Task&lt;T&gt; vs Task, Func&lt;T&gt; vs Action, etc.</text:span></text:p>
            <text:p text:style-name="P5"><text:span text:style-name="T5">// in favor of Task&lt;unit&gt;, Func&lt;uni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supports object oriented programming</text:span></text:p>
              </text:list-item>
              <text:list-item>
                <text:p><text:span text:style-name="T2">Odd-looking to C# developers: classes must have a "primary constructor"</text:span></text:p>
              </text:list-item>
            </text:list>
          </draw:text-box>
        </draw:frame>
        <draw:frame draw:style-name="gr6" draw:text-style-name="P6" draw:layer="layout" svg:width="23.876cm" svg:height="11.307cm" svg:x="1.27cm" svg:y="8.759cm">
          <draw:text-box>
            <text:p text:style-name="P5"><text:span text:style-name="T3">type</text:span><text:span text:style-name="T4"> Point(x : int, y : int) =</text:span></text:p>
            <text:p text:style-name="P5"><text:span text:style-name="T4"><text:s text:c="4"/></text:span><text:span text:style-name="T3">member</text:span><text:span text:style-name="T4"> this.X = x</text:span></text:p>
            <text:p text:style-name="P5"><text:span text:style-name="T4"><text:s text:c="4"/></text:span><text:span text:style-name="T3">member</text:span><text:span text:style-name="T4"> this.Y = y</text:span></text:p>
            <text:p text:style-name="P5"><text:span text:style-name="T4"><text:s text:c="4"/></text:span><text:span text:style-name="T3">override</text:span><text:span text:style-name="T4"> this.ToString() =</text:span></text:p>
            <text:p text:style-name="P5"><text:span text:style-name="T4"><text:s text:c="8"/></text:span><text:span text:style-name="T4">x.ToString() + </text:span><text:span text:style-name="T6">","</text:span><text:span text:style-name="T4"> + y.ToString()</text:span></text:p>
            <text:p text:style-name="P5"><text:span text:style-name="T4"/></text:p>
            <text:p text:style-name="P5"><text:span text:style-name="T3">type</text:span><text:span text:style-name="T4"> IShape =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Area : float</text:span></text:p>
            <text:p text:style-name="P5"><text:span text:style-name="T4"/></text:p>
            <text:p text:style-name="P5"><text:span text:style-name="T3">type</text:span><text:span text:style-name="T4"> Rectangle(corner1 : Point, corner2 : Point) =</text:span></text:p>
            <text:p text:style-name="P5"><text:span text:style-name="T4"><text:s text:c="4"/></text:span><text:span text:style-name="T3">member</text:span><text:span text:style-name="T4"> this.Width = abs(corner2.X - corner1.X)</text:span></text:p>
            <text:p text:style-name="P5"><text:span text:style-name="T4"><text:s text:c="4"/></text:span><text:span text:style-name="T3">member</text:span><text:span text:style-name="T4"> this.Height = abs(corner2.Y - corner1.Y)</text:span></text:p>
            <text:p text:style-name="P5"><text:span text:style-name="T4"><text:s text:c="4"/></text:span><text:span text:style-name="T3">interface</text:span><text:span text:style-name="T4"> IShape </text:span><text:span text:style-name="T3">with</text:span></text:p>
            <text:p text:style-name="P5"><text:span text:style-name="T4"><text:s text:c="8"/></text:span><text:span text:style-name="T3">member</text:span><text:span text:style-name="T4"> this.Area = float(this.Width * this.Heigh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ood par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w we have a general idea of how to read F# code</text:span></text:p>
              </text:list-item>
              <text:list-item>
                <text:p><text:span text:style-name="T2">But why bother?</text:span></text:p>
              </text:list-item>
              <text:list-item>
                <text:p><text:span text:style-name="T2">Let's find ou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data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l software ultimately has inputs and outputs, usually with some structure to them</text:span></text:p>
              </text:list-item>
              <text:list-item>
                <text:p><text:span text:style-name="T2">What's legal to type into this form on a UI?</text:span></text:p>
              </text:list-item>
              <text:list-item>
                <text:p><text:span text:style-name="T2">What possible things might we display on an invoice line item?</text:span></text:p>
              </text:list-item>
              <text:list-item>
                <text:p><text:span text:style-name="T2">What JSON do I get from calling a web API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Stripe API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tripe does payment processing</text:span></text:p>
              </text:list-item>
              <text:list-item>
                <text:p><text:span text:style-name="T2">They have a web API that talks JSON</text:span></text:p>
              </text:list-item>
              <text:list-item>
                <text:p><text:span text:style-name="T2">Look through documentation for their API and it's easy to find language like this:</text:span></text:p>
                <text:p><text:span text:style-name="T2"/></text:p>
              </text:list-item>
            </text:list>
          </draw:text-box>
        </draw:frame>
        <draw:frame draw:style-name="gr7" draw:text-style-name="P9" draw:layer="layout" svg:width="16.007cm" svg:height="1.72cm" svg:x="2.535cm" svg:y="10.472cm">
          <draw:image xlink:href="Pictures/100000000000025D000000413C02EF41.png" xlink:type="simple" xlink:show="embed" xlink:actuate="onLoad">
            <text:p/>
          </draw:image>
        </draw:frame>
        <draw:frame draw:style-name="gr7" draw:text-style-name="P9" draw:layer="layout" svg:width="16.854cm" svg:height="1.482cm" svg:x="9.906cm" svg:y="12.488cm">
          <draw:image xlink:href="Pictures/100000000000027D00000038E788721A.png" xlink:type="simple" xlink:show="embed" xlink:actuate="onLoad">
            <text:p/>
          </draw:image>
        </draw:frame>
        <draw:frame draw:style-name="gr7" draw:text-style-name="P9" draw:layer="layout" svg:width="16.775cm" svg:height="1.429cm" svg:x="1.778cm" svg:y="14.732cm">
          <draw:image xlink:href="Pictures/100000000000027A00000036BE21CD05.png" xlink:type="simple" xlink:show="embed" xlink:actuate="onLoad">
            <text:p/>
          </draw:image>
        </draw:frame>
        <draw:frame draw:style-name="gr7" draw:text-style-name="P9" draw:layer="layout" svg:width="16.404cm" svg:height="1.482cm" svg:x="10.266cm" svg:y="16.552cm">
          <draw:image xlink:href="Pictures/100000000000026C000000383C47B854.png" xlink:type="simple" xlink:show="embed" xlink:actuate="onLoad">
            <text:p/>
          </draw:image>
        </draw:frame>
        <draw:frame draw:style-name="gr7" draw:text-style-name="P9" draw:layer="layout" svg:width="14.843cm" svg:height="1.64cm" svg:x="1.27cm" svg:y="18.034cm">
          <draw:image xlink:href="Pictures/10000000000002310000003E2F10F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singling out Strip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"or" is a fact of life</text:span></text:p>
              </text:list-item>
              <text:list-item>
                <text:p text:style-name="P4"><text:span text:style-name="T2">Sometimes the data just naturally has a fixed set of mutually exclusive possible formats</text:span></text:p>
              </text:list-item>
              <text:list-item>
                <text:p text:style-name="P4"><text:span text:style-name="T2">Other APIs exhibit this too</text:span></text:p>
                <text:list>
                  <text:list-item>
                    <text:p><text:span text:style-name="T2">Quickbooks line items</text:span></text:p>
                    <text:list>
                      <text:list-item>
                        <text:p><text:span text:style-name="T2">Sales | Discount | Subtotal | Group</text:span></text:p>
                      </text:list-item>
                    </text:list>
                  </text:list-item>
                  <text:list-item>
                    <text:p><text:span text:style-name="T2">Box.com file share links</text:span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22.357cm" svg:height="1.429cm" svg:x="2.281cm" svg:y="14.827cm">
          <draw:image xlink:href="Pictures/100000000000034D00000036163EA0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</text:p>
          </draw:text-box>
        </draw:frame>
        <draw:frame presentation:style-name="pr4" draw:text-style-name="P4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 text:style-name="P4"><text:span text:style-name="T2">Compile-time type information attached to numeric types (int, decimal, double, etc.)</text:span></text:p>
              </text:list-item>
              <text:list-item>
                <text:p text:style-name="P4"><text:span text:style-name="T2">Compiler can check that units match up and will "calculate" the units of a formula:</text:span></text:p>
                <text:list>
                  <text:list-item>
                    <text:p><text:span text:style-name="T2">10&lt;meter&gt; / 2&lt;second&gt; = 5&lt;meter/second&gt;</text:span></text:p>
                  </text:list-item>
                </text:list>
              </text:list-item>
              <text:list-item>
                <text:p><text:span text:style-name="T2">No runtime representation, so no overhead (but you also can't, say, print the units of a number)</text:span></text:p>
              </text:list-item>
              <text:list-item>
                <text:p><text:span text:style-name="T2">Better than a comment for docu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line function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ome standard library methods in .NET have many overloads – usually to deal with numeric types.</text:span></text:p>
                <text:list>
                  <text:list-item>
                    <text:p><text:span text:style-name="T2">Enumerable.Sum</text:span></text:p>
                  </text:list-item>
                  <text:list-item>
                    <text:p><text:span text:style-name="T2">Math.Abs</text:span></text:p>
                  </text:list-item>
                </text:list>
              </text:list-item>
              <text:list-item>
                <text:p><text:span text:style-name="T2">Interfaces aren't suitable for math, for both performance and type safety (what would return type be?)</text:span></text:p>
              </text:list-item>
              <text:list-item>
                <text:p><text:span text:style-name="T2">Is there a better wa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: why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May seem like this is a scientific computing feature – don't write many apps that deal with meters or kilograms</text:span></text:p>
              </text:list-item>
              <text:list-item>
                <text:p text:style-name="P4"><text:span text:style-name="T2">What about…</text:span></text:p>
                <text:list>
                  <text:list-item>
                    <text:p><text:span text:style-name="T2">Money</text:span></text:p>
                  </text:list-item>
                  <text:list-item>
                    <text:p><text:span text:style-name="T2">Time</text:span></text:p>
                  </text:list-item>
                  <text:list-item>
                    <text:p><text:span text:style-name="T2">Quantities of products sold (is cost &lt;dollar/package&gt; or &lt;dollar/pound&gt;?)</text:span></text:p>
                  </text:list-item>
                  <text:list-item>
                    <text:p><text:span text:style-name="T2">Percentages (is 2% represented as 2 or .02 in this variable?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fo:text-align="justify"/>
      <style:text-properties style:font-name="Consolas3" fo:font-family="Consolas" style:font-style-name="Regular" style:font-family-generic="modern" style:font-pitch="fixed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onsolas3" fo:font-family="Consolas" style:font-style-name="Regular" style:font-family-generic="modern" style:font-pitch="fixed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3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onsolas3" fo:font-family="Consolas" style:font-style-name="Regular" style:font-family-generic="modern" style:font-pitch="fixed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Consolas3" fo:font-family="Consolas" style:font-style-name="Regular" style:font-family-generic="modern" style:font-pitch="fixe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9:51:28.492000000</meta:creation-date>
    <dc:date>2017-06-20T01:28:58.519000000</dc:date>
    <meta:editing-duration>PT7H39M3S</meta:editing-duration>
    <meta:editing-cycles>66</meta:editing-cycles>
    <meta:generator>LibreOffice/4.4.2.2$Windows_x86 LibreOffice_project/c4c7d32d0d49397cad38d62472b0bc8acff48dd6</meta:generator>
    <meta:document-statistic meta:object-count="92"/>
  </office:meta>
</office:document-meta>
</file>